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12cm"/>
    </style:style>
    <style:style style:name="gr2" style:family="graphic" style:parent-style-name="standard">
      <style:graphic-properties draw:textarea-horizontal-align="justify" draw:textarea-vertical-align="middle" draw:auto-grow-height="false" fo:min-height="1.55cm" fo:min-width="3.3cm"/>
    </style:style>
    <style:style style:name="gr3" style:family="graphic" style:parent-style-name="standard">
      <style:graphic-properties draw:textarea-horizontal-align="justify" draw:textarea-vertical-align="middle" draw:auto-grow-height="false" fo:min-height="2.014cm" fo:min-width="2.188cm"/>
    </style:style>
    <style:style style:name="gr4" style:family="graphic" style:parent-style-name="standard">
      <style:graphic-properties draw:textarea-horizontal-align="justify" draw:textarea-vertical-align="middle" draw:auto-grow-height="false" fo:min-height="1.35cm" fo:min-width="1.8cm"/>
    </style:style>
    <style:style style:name="gr5" style:family="graphic" style:parent-style-name="standard">
      <style:graphic-properties draw:textarea-horizontal-align="justify" draw:textarea-vertical-align="middle" draw:auto-grow-height="false" fo:min-height="1.59cm" fo:min-width="2.894cm"/>
    </style:style>
    <style:style style:name="gr6" style:family="graphic" style:parent-style-name="standard">
      <style:graphic-properties draw:textarea-horizontal-align="justify" draw:textarea-vertical-align="middle" draw:auto-grow-height="false" fo:min-height="0.918cm" fo:min-width="3.42cm" fo:wrap-option="no-wrap"/>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none" draw:fill-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text-properties fo:color="#21409a" fo:font-size="14pt" style:font-size-asian="14pt" style:font-size-complex="14pt"/>
    </style:style>
    <style:style style:name="P5" style:family="paragraph">
      <loext:graphic-properties draw:fill="none" draw:fill-color="#ffffff"/>
      <style:text-properties fo:color="#21409a" fo:font-size="14pt" style:font-size-asian="14pt" style:font-size-complex="14pt"/>
    </style:style>
    <style:style style:name="P6" style:family="paragraph">
      <loext:graphic-properties draw:fill-color="#ffffff"/>
    </style:style>
    <style:style style:name="P7" style:family="paragraph">
      <style:text-properties fo:font-size="14pt" style:font-size-asian="14pt" style:font-size-complex="14pt"/>
    </style:style>
    <style:style style:name="P8" style:family="paragraph">
      <loext:graphic-properties draw:fill="none" draw:fill-color="#ffffff"/>
      <style:text-properties fo:font-size="14pt" style:font-size-asian="14pt" style:font-size-complex="14pt"/>
    </style:style>
    <style:style style:name="T1" style:family="text">
      <style:text-properties fo:color="#21409a" fo:font-size="14pt" style:font-size-asian="14pt" style:font-size-complex="14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1.6cm" svg:height="0.962cm" svg:x="7.4cm" svg:y="0.2cm">
          <draw:text-box>
            <text:p><text:s text:c="15"/>PROJECT <text:s/>1</text:p>
          </draw:text-box>
        </draw:frame>
        <draw:custom-shape draw:style-name="gr2" draw:text-style-name="P2" xml:id="id1" draw:id="id1" draw:layer="layout" svg:width="3.8cm" svg:height="1.8cm" svg:x="0.8cm" svg:y="12.6cm">
          <text:p text:style-name="P2">Devloper</text:p>
          <draw:enhanced-geometry svg:viewBox="0 0 21600 21600" draw:type="rectangle" draw:enhanced-path="M 0 0 L 21600 0 21600 21600 0 21600 0 0 Z N"/>
        </draw:custom-shape>
        <draw:custom-shape draw:style-name="gr3" draw:text-style-name="P2" xml:id="id2" draw:id="id2" draw:layer="layout" svg:width="3.8cm" svg:height="3.2cm" svg:x="0.8cm" svg:y="6.2cm">
          <text:p text:style-name="P2">Githu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3" draw:id="id3" draw:layer="layout" svg:width="4.6cm" svg:height="3.2cm" svg:x="8.8cm" svg:y="6.8cm">
          <text:p text:style-name="P2">Jenkins</text:p>
          <text:p text:style-name="P2"><text:s/>ser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2" xml:id="id4" draw:id="id4" draw:layer="layout" svg:width="4.8cm" svg:height="2.6cm" svg:x="17cm" svg:y="7cm">
          <text:p text:style-name="P2">Ansible </text:p>
          <text:p text:style-name="P2">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xml:id="id5" draw:id="id5" draw:layer="layout" svg:width="6cm" svg:height="1.8cm" svg:x="19.8cm" svg:y="1.6cm">
          <text:p text:style-name="P2">Web server</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7" draw:text-style-name="P3" draw:layer="layout" draw:type="line" svg:x1="2.7cm" svg:y1="12.6cm" svg:x2="2.7cm" svg:y2="9.4cm" draw:start-shape="id1" draw:start-glue-point="0" draw:end-shape="id2" draw:end-glue-point="8" svg:d="M2700 12600v-3200" svg:viewBox="0 0 1 3201">
          <text:p/>
        </draw:connector>
        <draw:connector draw:style-name="gr7" draw:text-style-name="P3" xml:id="id7" draw:id="id7" draw:layer="layout" draw:type="line" svg:x1="4.6cm" svg:y1="7.8cm" svg:x2="8.8cm" svg:y2="8.4cm" draw:start-shape="id2" draw:start-glue-point="10" draw:end-shape="id3" svg:d="M4600 7800l4200 600" svg:viewBox="0 0 4201 601">
          <text:p/>
        </draw:connector>
        <draw:connector draw:style-name="gr7" draw:text-style-name="P3" xml:id="id8" draw:id="id8" draw:layer="layout" draw:type="line" svg:x1="13.4cm" svg:y1="8.4cm" svg:x2="17cm" svg:y2="8.3cm" draw:start-shape="id3" draw:start-glue-point="7" draw:end-shape="id4" draw:end-glue-point="6" svg:d="M13400 8400l3600-100" svg:viewBox="0 0 3601 101">
          <text:p/>
        </draw:connector>
        <draw:connector draw:style-name="gr7" draw:text-style-name="P3" xml:id="id9" draw:id="id9" draw:layer="layout" draw:type="line" svg:x1="21.8cm" svg:y1="8.3cm" svg:x2="22.8cm" svg:y2="3.4cm" draw:start-shape="id4" draw:start-glue-point="10" draw:end-shape="id5" draw:end-glue-point="2" svg:d="M21800 8300l1000-4900" svg:viewBox="0 0 1001 4901">
          <text:p/>
        </draw:connector>
        <draw:frame draw:style-name="gr8" draw:text-style-name="P5" xml:id="id6" draw:id="id6" draw:layer="layout" svg:width="9.2cm" svg:height="0.806cm" svg:x="3.8cm" svg:y="2.8cm">
          <draw:text-box>
            <text:p text:style-name="P4"><text:span text:style-name="T1">Password-less authentication</text:span></text:p>
          </draw:text-box>
        </draw:frame>
        <draw:connector draw:style-name="gr7" draw:text-style-name="P3" draw:layer="layout" draw:type="line" svg:x1="8.4cm" svg:y1="3.606cm" svg:x2="6.7cm" svg:y2="8.1cm" draw:start-shape="id6" draw:start-glue-point="2" draw:end-shape="id7" draw:end-glue-point="0" svg:d="M8400 3606l-1700 4494" svg:viewBox="0 0 1701 4495">
          <text:p/>
        </draw:connector>
        <draw:connector draw:style-name="gr7" draw:text-style-name="P3" draw:layer="layout" draw:type="line" svg:x1="8.4cm" svg:y1="3.606cm" svg:x2="15.2cm" svg:y2="8.35cm" draw:start-shape="id6" draw:start-glue-point="2" draw:end-shape="id8" draw:end-glue-point="0" svg:d="M8400 3606l6800 4744" svg:viewBox="0 0 6801 4745">
          <text:p/>
        </draw:connector>
        <draw:connector draw:style-name="gr7" draw:text-style-name="P3" draw:layer="layout" draw:type="line" svg:x1="8.4cm" svg:y1="3.606cm" svg:x2="22.3cm" svg:y2="5.85cm" draw:start-shape="id6" draw:start-glue-point="2" draw:end-shape="id9" draw:end-glue-point="0" svg:d="M8400 3606l13900 2244" svg:viewBox="0 0 13901 2245">
          <text:p/>
        </draw:connector>
        <draw:frame draw:style-name="gr8" draw:text-style-name="P1" draw:layer="layout" svg:width="4cm" svg:height="1.673cm" svg:x="9cm" svg:y="10.4cm">
          <draw:text-box>
            <text:p/>
            <text:p/>
          </draw:text-box>
        </draw:frame>
        <presentation:notes draw:style-name="dp2">
          <draw:page-thumbnail draw:style-name="gr9"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draw:frame draw:style-name="gr8" draw:text-style-name="P8" draw:layer="layout" svg:width="10.4cm" svg:height="4.691cm" svg:x="0.6cm" svg:y="0.6cm">
          <draw:text-box>
            <text:p text:style-name="P7"><text:span text:style-name="T2">- install ansible </text:span></text:p>
            <text:p text:style-name="P7"><text:span text:style-name="T2">-install jenkins</text:span></text:p>
            <text:p text:style-name="P7"><text:span text:style-name="T2">- create ssh-</text:span><text:span text:style-name="T2">keygen</text:span></text:p>
            <text:p text:style-name="P7"><text:span text:style-name="T2">- create </text:span><text:span text:style-name="T2">passwd less </text:span><text:span text:style-name="T2">auth with </text:span></text:p>
            <text:p text:style-name="P7"><text:span text:style-name="T2"><text:s text:c="2"/></text:span><text:span text:style-name="T2">ansible-&gt;web</text:span></text:p>
            <text:p text:style-name="P7"><text:span text:style-name="T2"><text:s text:c="2"/></text:span><text:span text:style-name="T2">Jen --&gt; ans</text:span></text:p>
            <text:p text:style-name="P7"><text:span text:style-name="T2"/></text:p>
            <text:p text:style-name="P7"><text:span text:style-name="T2">- generate </text:span><text:span text:style-name="T2">playbook</text:span></text:p>
          </draw:text-box>
        </draw:frame>
        <presentation:notes draw:style-name="dp2">
          <draw:page-thumbnail draw:style-name="gr9"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24T15:24:53.635995682</meta:creation-date>
    <dc:date>2021-04-25T00:05:53.235705860</dc:date>
    <meta:editing-duration>PT18M26S</meta:editing-duration>
    <meta:editing-cycles>5</meta:editing-cycles>
    <meta:generator>LibreOffice/6.0.7.3$Linux_X86_64 LibreOffice_project/00m0$Build-3</meta:generator>
    <meta:document-statistic meta:object-count="41"/>
  </office:meta>
</office:document-meta>
</file>